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220.05pt"/>
    </style:style>
    <style:style style:name="ro1" style:family="table-row">
      <style:table-row-properties style:row-height="47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6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8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ervo</text:p>
          </table:table-cell>
          <table:table-cell table:style-name="ce1" office:value-type="string" calcext:value-type="string">
            <text:p>Position 1 PWM</text:p>
          </table:table-cell>
          <table:table-cell table:style-name="ce1" office:value-type="string" calcext:value-type="string">
            <text:p>Position 2 PWM</text:p>
          </table:table-cell>
          <table:table-cell table:style-name="ce1" office:value-type="string" calcext:value-type="string">
            <text:p>Position 1 Angle</text:p>
          </table:table-cell>
          <table:table-cell table:style-name="ce1" office:value-type="string" calcext:value-type="string">
            <text:p>Position 2 Angle</text:p>
          </table:table-cell>
          <table:table-cell table:style-name="ce1" office:value-type="string" calcext:value-type="string">
            <text:p>Slope (pwm/deg)</text:p>
          </table:table-cell>
          <table:table-cell table:style-name="ce5" office:value-type="string" calcext:value-type="string">
            <text:p>Center PWM Val</text:p>
          </table:table-cell>
          <table:table-cell table:style-name="ce5" office:value-type="string" calcext:value-type="string">
            <text:p>Calculated Angle at Center PWM Value</text:p>
          </table:table-cell>
          <table:table-cell table:style-name="ce1" office:value-type="string" calcext:value-type="string">
            <text:p>PWM val for negative max servo angle from center</text:p>
          </table:table-cell>
          <table:table-cell table:style-name="ce1" office:value-type="string" calcext:value-type="string">
            <text:p>PWM val for max servo angle from center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Direction</text:p>
          </table:table-cell>
          <table:table-cell table:style-name="ce1" office:value-type="string" calcext:value-type="string">
            <text:p>Link Description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2]-[.B2])/([.E2]-[.D2])" office:value-type="float" office:value="2.26666666666667" calcext:value-type="float">
            <text:p>2.27</text:p>
          </table:table-cell>
          <table:table-cell office:value-type="float" office:value="306" calcext:value-type="float">
            <text:p>306</text:p>
          </table:table-cell>
          <table:table-cell table:formula="of:=([.G2]-[.B2])/[.F2]+[.D2]" office:value-type="float" office:value="7.05882352941176" calcext:value-type="float">
            <text:p>7.06</text:p>
          </table:table-cell>
          <table:table-cell table:formula="of:=(-[.$B$15]*[.F2])+[.G2]" office:value-type="float" office:value="113.333333333333" calcext:value-type="float">
            <text:p>113.33</text:p>
          </table:table-cell>
          <table:table-cell table:formula="of:=([.$B$15]*[.F2])+[.G2]" office:value-type="float" office:value="498.666666666667" calcext:value-type="float">
            <text:p>498.67</text:p>
          </table:table-cell>
          <table:table-cell table:formula="of:=ABS([.J2]-[.I2])" office:value-type="float" office:value="385.333333333333" calcext:value-type="float">
            <text:p>385.3</text:p>
          </table:table-cell>
          <table:table-cell table:formula="of:=SIGN([.F2])" office:value-type="float" office:value="1" calcext:value-type="float">
            <text:p>1</text:p>
          </table:table-cell>
          <table:table-cell office:value-type="string" calcext:value-type="string">
            <text:p>Right front lower leg</text:p>
          </table:table-cell>
          <table:table-cell office:value-type="string" calcext:value-type="string">
            <text:p>Values in <text:span text:style-name="T1">bold</text:span><text:span text:style-name="T2"> used for servo configuration</text:span>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formula="of:=([.C3]-[.B3])/([.E3]-[.D3])" office:value-type="float" office:value="2.18888888888889" calcext:value-type="float">
            <text:p>2.19</text:p>
          </table:table-cell>
          <table:table-cell office:value-type="float" office:value="306" calcext:value-type="float">
            <text:p>306</text:p>
          </table:table-cell>
          <table:table-cell table:formula="of:=([.G3]-[.B3])/[.F3]+[.D3]" office:value-type="float" office:value="5.0253807106599" calcext:value-type="float">
            <text:p>5.03</text:p>
          </table:table-cell>
          <table:table-cell table:formula="of:=(-[.$B$15]*[.F3])+[.G3]" office:value-type="float" office:value="119.944444444444" calcext:value-type="float">
            <text:p>119.94</text:p>
          </table:table-cell>
          <table:table-cell table:formula="of:=([.$B$15]*[.F3])+[.G3]" office:value-type="float" office:value="492.055555555556" calcext:value-type="float">
            <text:p>492.06</text:p>
          </table:table-cell>
          <table:table-cell table:formula="of:=ABS([.J3]-[.I3])" office:value-type="float" office:value="372.111111111111" calcext:value-type="float">
            <text:p>372.1</text:p>
          </table:table-cell>
          <table:table-cell table:formula="of:=SIGN([.F3])" office:value-type="float" office:value="1" calcext:value-type="float">
            <text:p>1</text:p>
          </table:table-cell>
          <table:table-cell office:value-type="string" calcext:value-type="string">
            <text:p>Right front upper leg</text:p>
          </table:table-cell>
          <table:table-cell table:number-columns-repeated="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([.C4]-[.B4])/([.E4]-[.D4])" office:value-type="float" office:value="-2.28888888888889" calcext:value-type="float">
            <text:p>-2.29</text:p>
          </table:table-cell>
          <table:table-cell office:value-type="float" office:value="306" calcext:value-type="float">
            <text:p>306</text:p>
          </table:table-cell>
          <table:table-cell table:formula="of:=([.G4]-[.B4])/[.F4]+[.D4]" office:value-type="float" office:value="13.9805825242718" calcext:value-type="float">
            <text:p>13.98</text:p>
          </table:table-cell>
          <table:table-cell table:formula="of:=(-[.$B$15]*[.F4])+[.G4]" office:value-type="float" office:value="500.555555555556" calcext:value-type="float">
            <text:p>500.56</text:p>
          </table:table-cell>
          <table:table-cell table:formula="of:=([.$B$15]*[.F4])+[.G4]" office:value-type="float" office:value="111.444444444444" calcext:value-type="float">
            <text:p>111.44</text:p>
          </table:table-cell>
          <table:table-cell table:formula="of:=ABS([.J4]-[.I4])" office:value-type="float" office:value="389.111111111111" calcext:value-type="float">
            <text:p>389.1</text:p>
          </table:table-cell>
          <table:table-cell table:formula="of:=SIGN([.F4])" office:value-type="float" office:value="-1" calcext:value-type="float">
            <text:p>-1</text:p>
          </table:table-cell>
          <table:table-cell office:value-type="string" calcext:value-type="string">
            <text:p>Right front hip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32" calcext:value-type="float">
            <text:p>332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5]-[.B5])/([.E5]-[.D5])" office:value-type="float" office:value="2.53333333333333" calcext:value-type="float">
            <text:p>2.53</text:p>
          </table:table-cell>
          <table:table-cell office:value-type="float" office:value="306" calcext:value-type="float">
            <text:p>306</text:p>
          </table:table-cell>
          <table:table-cell table:formula="of:=([.G5]-[.B5])/[.F5]+[.D5]" office:value-type="float" office:value="-10.2631578947368" calcext:value-type="float">
            <text:p>-10.26</text:p>
          </table:table-cell>
          <table:table-cell table:formula="of:=(-[.$B$15]*[.F5])+[.G5]" office:value-type="float" office:value="90.6666666666667" calcext:value-type="float">
            <text:p>90.67</text:p>
          </table:table-cell>
          <table:table-cell table:formula="of:=([.$B$15]*[.F5])+[.G5]" office:value-type="float" office:value="521.333333333333" calcext:value-type="float">
            <text:p>521.33</text:p>
          </table:table-cell>
          <table:table-cell table:formula="of:=ABS([.J5]-[.I5])" office:value-type="float" office:value="430.666666666667" calcext:value-type="float">
            <text:p>430.7</text:p>
          </table:table-cell>
          <table:table-cell table:formula="of:=SIGN([.F5])" office:value-type="float" office:value="1" calcext:value-type="float">
            <text:p>1</text:p>
          </table:table-cell>
          <table:table-cell office:value-type="string" calcext:value-type="string">
            <text:p>Right back lower leg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300" calcext:value-type="float">
            <text:p>300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6]-[.B6])/([.E6]-[.D6])" office:value-type="float" office:value="2.07777777777778" calcext:value-type="float">
            <text:p>2.08</text:p>
          </table:table-cell>
          <table:table-cell office:value-type="float" office:value="306" calcext:value-type="float">
            <text:p>306</text:p>
          </table:table-cell>
          <table:table-cell table:formula="of:=([.G6]-[.B6])/[.F6]+[.D6]" office:value-type="float" office:value="2.88770053475935" calcext:value-type="float">
            <text:p>2.89</text:p>
          </table:table-cell>
          <table:table-cell table:formula="of:=(-[.$B$15]*[.F6])+[.G6]" office:value-type="float" office:value="129.388888888889" calcext:value-type="float">
            <text:p>129.39</text:p>
          </table:table-cell>
          <table:table-cell table:formula="of:=([.$B$15]*[.F6])+[.G6]" office:value-type="float" office:value="482.611111111111" calcext:value-type="float">
            <text:p>482.61</text:p>
          </table:table-cell>
          <table:table-cell table:formula="of:=ABS([.J6]-[.I6])" office:value-type="float" office:value="353.222222222222" calcext:value-type="float">
            <text:p>353.2</text:p>
          </table:table-cell>
          <table:table-cell table:formula="of:=SIGN([.F6])" office:value-type="float" office:value="1" calcext:value-type="float">
            <text:p>1</text:p>
          </table:table-cell>
          <table:table-cell office:value-type="string" calcext:value-type="string">
            <text:p>Right back upper leg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318" calcext:value-type="float">
            <text:p>318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([.C7]-[.B7])/([.E7]-[.D7])" office:value-type="float" office:value="2.4" calcext:value-type="float">
            <text:p>2.40</text:p>
          </table:table-cell>
          <table:table-cell office:value-type="float" office:value="306" calcext:value-type="float">
            <text:p>306</text:p>
          </table:table-cell>
          <table:table-cell table:formula="of:=([.G7]-[.B7])/[.F7]+[.D7]" office:value-type="float" office:value="-5" calcext:value-type="float">
            <text:p>-5.00</text:p>
          </table:table-cell>
          <table:table-cell table:formula="of:=(-[.$B$15]*[.F7])+[.G7]" office:value-type="float" office:value="102" calcext:value-type="float">
            <text:p>102.00</text:p>
          </table:table-cell>
          <table:table-cell table:formula="of:=([.$B$15]*[.F7])+[.G7]" office:value-type="float" office:value="510" calcext:value-type="float">
            <text:p>510.00</text:p>
          </table:table-cell>
          <table:table-cell table:formula="of:=ABS([.J7]-[.I7])" office:value-type="float" office:value="408" calcext:value-type="float">
            <text:p>408.0</text:p>
          </table:table-cell>
          <table:table-cell table:formula="of:=SIGN([.F7])" office:value-type="float" office:value="1" calcext:value-type="float">
            <text:p>1</text:p>
          </table:table-cell>
          <table:table-cell office:value-type="string" calcext:value-type="string">
            <text:p>Right back hip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309" calcext:value-type="float">
            <text:p>309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8]-[.B8])/([.E8]-[.D8])" office:value-type="float" office:value="2.28888888888889" calcext:value-type="float">
            <text:p>2.29</text:p>
          </table:table-cell>
          <table:table-cell office:value-type="float" office:value="306" calcext:value-type="float">
            <text:p>306</text:p>
          </table:table-cell>
          <table:table-cell table:formula="of:=([.G8]-[.B8])/[.F8]+[.D8]" office:value-type="float" office:value="-1.31067961165049" calcext:value-type="float">
            <text:p>-1.31</text:p>
          </table:table-cell>
          <table:table-cell table:formula="of:=(-[.$B$15]*[.F8])+[.G8]" office:value-type="float" office:value="111.444444444444" calcext:value-type="float">
            <text:p>111.44</text:p>
          </table:table-cell>
          <table:table-cell table:formula="of:=([.$B$15]*[.F8])+[.G8]" office:value-type="float" office:value="500.555555555556" calcext:value-type="float">
            <text:p>500.56</text:p>
          </table:table-cell>
          <table:table-cell table:formula="of:=ABS([.J8]-[.I8])" office:value-type="float" office:value="389.111111111111" calcext:value-type="float">
            <text:p>389.1</text:p>
          </table:table-cell>
          <table:table-cell table:formula="of:=SIGN([.F8])" office:value-type="float" office:value="1" calcext:value-type="float">
            <text:p>1</text:p>
          </table:table-cell>
          <table:table-cell office:value-type="string" calcext:value-type="string">
            <text:p>Left back lower leg</text:p>
          </table:table-cell>
          <table:table-cell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35" calcext:value-type="float">
            <text:p>335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9]-[.B9])/([.E9]-[.D9])" office:value-type="float" office:value="2.08888888888889" calcext:value-type="float">
            <text:p>2.09</text:p>
          </table:table-cell>
          <table:table-cell office:value-type="float" office:value="306" calcext:value-type="float">
            <text:p>306</text:p>
          </table:table-cell>
          <table:table-cell table:formula="of:=([.G9]-[.B9])/[.F9]+[.D9]" office:value-type="float" office:value="-13.8829787234043" calcext:value-type="float">
            <text:p>-13.88</text:p>
          </table:table-cell>
          <table:table-cell table:formula="of:=(-[.$B$15]*[.F9])+[.G9]" office:value-type="float" office:value="128.444444444444" calcext:value-type="float">
            <text:p>128.44</text:p>
          </table:table-cell>
          <table:table-cell table:formula="of:=([.$B$15]*[.F9])+[.G9]" office:value-type="float" office:value="483.555555555556" calcext:value-type="float">
            <text:p>483.56</text:p>
          </table:table-cell>
          <table:table-cell table:formula="of:=ABS([.J9]-[.I9])" office:value-type="float" office:value="355.111111111111" calcext:value-type="float">
            <text:p>355.1</text:p>
          </table:table-cell>
          <table:table-cell table:style-name="ce3" table:formula="of:=SIGN([.F9])" office:value-type="float" office:value="1" calcext:value-type="float">
            <text:p>1</text:p>
          </table:table-cell>
          <table:table-cell office:value-type="string" calcext:value-type="string">
            <text:p>Left back upper leg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36" calcext:value-type="float">
            <text:p>33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([.C10]-[.B10])/([.E10]-[.D10])" office:value-type="float" office:value="-2.4" calcext:value-type="float">
            <text:p>-2.40</text:p>
          </table:table-cell>
          <table:table-cell office:value-type="float" office:value="306" calcext:value-type="float">
            <text:p>306</text:p>
          </table:table-cell>
          <table:table-cell table:formula="of:=([.G10]-[.B10])/[.F10]+[.D10]" office:value-type="float" office:value="12.5" calcext:value-type="float">
            <text:p>12.50</text:p>
          </table:table-cell>
          <table:table-cell table:formula="of:=(-[.$B$15]*[.F10])+[.G10]" office:value-type="float" office:value="510" calcext:value-type="float">
            <text:p>510.00</text:p>
          </table:table-cell>
          <table:table-cell table:formula="of:=([.$B$15]*[.F10])+[.G10]" office:value-type="float" office:value="102" calcext:value-type="float">
            <text:p>102.00</text:p>
          </table:table-cell>
          <table:table-cell table:formula="of:=ABS([.J10]-[.I10])" office:value-type="float" office:value="408" calcext:value-type="float">
            <text:p>408.0</text:p>
          </table:table-cell>
          <table:table-cell table:formula="of:=SIGN([.F10])" office:value-type="float" office:value="-1" calcext:value-type="float">
            <text:p>-1</text:p>
          </table:table-cell>
          <table:table-cell office:value-type="string" calcext:value-type="string">
            <text:p>Left back hip</text:p>
          </table:table-cell>
          <table:table-cell table:number-columns-repeated="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291" calcext:value-type="float">
            <text:p>291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11]-[.B11])/([.E11]-[.D11])" office:value-type="float" office:value="2.35555555555556" calcext:value-type="float">
            <text:p>2.36</text:p>
          </table:table-cell>
          <table:table-cell office:value-type="float" office:value="306" calcext:value-type="float">
            <text:p>306</text:p>
          </table:table-cell>
          <table:table-cell table:formula="of:=([.G11]-[.B11])/[.F11]+[.D11]" office:value-type="float" office:value="6.36792452830188" calcext:value-type="float">
            <text:p>6.37</text:p>
          </table:table-cell>
          <table:table-cell table:formula="of:=(-[.$B$15]*[.F11])+[.G11]" office:value-type="float" office:value="105.777777777778" calcext:value-type="float">
            <text:p>105.78</text:p>
          </table:table-cell>
          <table:table-cell table:formula="of:=([.$B$15]*[.F11])+[.G11]" office:value-type="float" office:value="506.222222222222" calcext:value-type="float">
            <text:p>506.22</text:p>
          </table:table-cell>
          <table:table-cell table:formula="of:=ABS([.J11]-[.I11])" office:value-type="float" office:value="400.444444444444" calcext:value-type="float">
            <text:p>400.4</text:p>
          </table:table-cell>
          <table:table-cell table:formula="of:=SIGN([.F11])" office:value-type="float" office:value="1" calcext:value-type="float">
            <text:p>1</text:p>
          </table:table-cell>
          <table:table-cell office:value-type="string" calcext:value-type="string">
            <text:p>Left front lower leg</text:p>
          </table:table-cell>
          <table:table-cell table:number-columns-repeated="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52" calcext:value-type="float">
            <text:p>352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12]-[.B12])/([.E12]-[.D12])" office:value-type="float" office:value="2.08888888888889" calcext:value-type="float">
            <text:p>2.09</text:p>
          </table:table-cell>
          <table:table-cell office:value-type="float" office:value="306" calcext:value-type="float">
            <text:p>306</text:p>
          </table:table-cell>
          <table:table-cell table:formula="of:=([.G12]-[.B12])/[.F12]+[.D12]" office:value-type="float" office:value="-22.0212765957447" calcext:value-type="float">
            <text:p>-22.02</text:p>
          </table:table-cell>
          <table:table-cell table:formula="of:=(-[.$B$15]*[.F12])+[.G12]" office:value-type="float" office:value="128.444444444444" calcext:value-type="float">
            <text:p>128.44</text:p>
          </table:table-cell>
          <table:table-cell table:formula="of:=([.$B$15]*[.F12])+[.G12]" office:value-type="float" office:value="483.555555555556" calcext:value-type="float">
            <text:p>483.56</text:p>
          </table:table-cell>
          <table:table-cell table:formula="of:=ABS([.J12]-[.I12])" office:value-type="float" office:value="355.111111111111" calcext:value-type="float">
            <text:p>355.1</text:p>
          </table:table-cell>
          <table:table-cell table:formula="of:=SIGN([.F12])" office:value-type="float" office:value="1" calcext:value-type="float">
            <text:p>1</text:p>
          </table:table-cell>
          <table:table-cell office:value-type="string" calcext:value-type="string">
            <text:p>Left front upper leg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office:value-type="float" office:value="327" calcext:value-type="float">
            <text:p>327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([.C13]-[.B13])/([.E13]-[.D13])" office:value-type="float" office:value="2.37777777777778" calcext:value-type="float">
            <text:p>2.38</text:p>
          </table:table-cell>
          <table:table-cell office:value-type="float" office:value="306" calcext:value-type="float">
            <text:p>306</text:p>
          </table:table-cell>
          <table:table-cell table:formula="of:=([.G13]-[.B13])/[.F13]+[.D13]" office:value-type="float" office:value="-8.83177570093458" calcext:value-type="float">
            <text:p>-8.83</text:p>
          </table:table-cell>
          <table:table-cell table:formula="of:=(-[.$B$15]*[.F13])+[.G13]" office:value-type="float" office:value="103.888888888889" calcext:value-type="float">
            <text:p>103.89</text:p>
          </table:table-cell>
          <table:table-cell table:formula="of:=([.$B$15]*[.F13])+[.G13]" office:value-type="float" office:value="508.111111111111" calcext:value-type="float">
            <text:p>508.11</text:p>
          </table:table-cell>
          <table:table-cell table:formula="of:=ABS([.J13]-[.I13])" office:value-type="float" office:value="404.222222222223" calcext:value-type="float">
            <text:p>404.2</text:p>
          </table:table-cell>
          <table:table-cell table:formula="of:=SIGN([.F13])" office:value-type="float" office:value="1" calcext:value-type="float">
            <text:p>1</text:p>
          </table:table-cell>
          <table:table-cell office:value-type="string" calcext:value-type="string">
            <text:p>Left front hip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Max Permissible Servo Angle, deg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3"/>
          <table:table-cell table:style-name="Default" table:number-columns-repeated="7"/>
          <table:table-cell table:number-columns-repeated="4"/>
        </table:table-row>
        <table:table-row table:style-name="ro3" table:number-rows-repeated="3">
          <table:table-cell table:number-columns-repeated="5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1" table:number-columns-repeated="6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/>
          <table:table-cell table:number-columns-repeated="3"/>
        </table:table-row>
        <table:table-row table:style-name="ro3" table:number-rows-repeated="7">
          <table:table-cell table:number-columns-repeated="16"/>
        </table:table-row>
        <table:table-row table:style-name="ro3">
          <table:table-cell table:number-columns-repeated="11"/>
          <table:table-cell table:style-name="ce3"/>
          <table:table-cell table:number-columns-repeated="4"/>
        </table:table-row>
        <table:table-row table:style-name="ro3" table:number-rows-repeated="4">
          <table:table-cell table:number-columns-repeated="16"/>
        </table:table-row>
        <table:table-row table:style-name="ro3">
          <table:table-cell table:number-columns-repeated="5"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2"/>
          <table:table-cell table:style-name="ce3"/>
          <table:table-cell table:number-columns-repeated="3"/>
          <table:table-cell table:style-name="Default" table:number-columns-repeated="7"/>
          <table:table-cell table:number-columns-repeated="4"/>
        </table:table-row>
        <table:table-row table:style-name="ro3">
          <table:table-cell table:number-columns-repeated="5"/>
          <table:table-cell table:style-name="Default" table:number-columns-repeated="7"/>
          <table:table-cell table:number-columns-repeated="3"/>
          <table:table-cell office:value-type="string" calcext:value-type="string">
            <text:p>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20:04:37.0157956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21:36:56.607783446</meta:creation-date>
    <meta:editing-duration>P2DT19H56M37S</meta:editing-duration>
    <meta:editing-cycles>23</meta:editing-cycles>
    <meta:generator>LibreOffice/6.0.7.3$Linux_AARCH64 LibreOffice_project/00m0$Build-3</meta:generator>
    <dc:date>2024-06-06T00:06:02.479546605</dc:date>
    <meta:document-statistic meta:table-count="1" meta:cell-count="173" meta:object-count="0"/>
  </office:meta>
</office:document-meta>
</file>